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696cm" fo:min-width="1.44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7.5cm"/>
      <style:paragraph-properties style:writing-mode="lr-tb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.25cm" fo:min-width="3.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3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3.75cm"/>
    </style:style>
    <style:style style:name="gr7" style:family="graphic" style:parent-style-name="standard">
      <style:graphic-properties draw:textarea-horizontal-align="justify" draw:textarea-vertical-align="middle" draw:auto-grow-height="false" fo:min-height="1.1cm" fo:min-width="3.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5cm" fo:min-width="11.75cm"/>
    </style:style>
    <style:style style:name="gr9" style:family="graphic" style:parent-style-name="standard">
      <style:graphic-properties draw:textarea-horizontal-align="justify" draw:textarea-vertical-align="middle" draw:auto-grow-height="false" fo:min-height="2.25cm" fo:min-width="11.75cm"/>
      <style:paragraph-properties style:writing-mode="lr-tb"/>
    </style:style>
    <style:style style:name="gr10" style:family="graphic" style:parent-style-name="standard">
      <style:graphic-properties draw:fill-color="#5eb91e" draw:textarea-horizontal-align="justify" draw:textarea-vertical-align="middle" draw:auto-grow-height="false" fo:min-height="0.25cm" fo:min-width="3.7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cm" fo:min-width="3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5eb91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5cm" svg:x2="20cm" svg:y2="5cm">
          <text:p/>
        </draw:line>
        <draw:custom-shape draw:style-name="gr2" draw:text-style-name="P2" draw:layer="layout" svg:width="2.75cm" svg:height="2.75cm" svg:x="1.5cm" svg:y="1.65cm">
          <text:p text:style-name="P2">im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8cm" svg:height="0.75cm" svg:x="5cm" svg:y="2cm">
          <text:p text:style-name="P2">Prénom &amp; No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cm" svg:height="0.75cm" svg:x="5cm" svg:y="3.3cm">
          <text:p text:style-name="P2">Titre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75cm" svg:y1="1cm" svg:x2="15cm" svg:y2="29.5cm">
          <text:p/>
        </draw:line>
        <draw:custom-shape draw:style-name="gr4" draw:text-style-name="P3" draw:layer="layout" svg:width="4.25cm" svg:height="0.5cm" svg:x="15.3cm" svg:y="1.35cm">
          <text:p text:style-name="P2">Info perso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5cm" svg:height="0.5cm" svg:x="15.3cm" svg:y="3.25cm">
          <text:p text:style-name="P2">Nationalité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5cm" svg:height="0.5cm" svg:x="15.3cm" svg:y="2.35cm">
          <text:p text:style-name="P2">Naissance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0cm" svg:y1="27.25cm" svg:x2="21cm" svg:y2="27.25cm">
          <text:p/>
        </draw:line>
        <draw:custom-shape draw:style-name="gr5" draw:text-style-name="P2" draw:layer="layout" svg:width="4.25cm" svg:height="0.5cm" svg:x="15.3cm" svg:y="4.15cm">
          <text:p text:style-name="P2">Tel + mail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5cm" svg:height="0.5cm" svg:x="15.3cm" svg:y="5.45cm">
          <text:p text:style-name="P2">adress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25cm" svg:height="0.5cm" svg:x="15.3cm" svg:y="6.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1.35cm" svg:x="15.3cm" svg:y="7.65cm">
          <text:p text:style-name="P2">Langues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75cm" svg:y1="10cm" svg:x2="20cm" svg:y2="10cm">
          <text:p/>
        </draw:line>
        <draw:custom-shape draw:style-name="gr4" draw:text-style-name="P3" draw:layer="layout" svg:width="4.25cm" svg:height="0.5cm" svg:x="15.3cm" svg:y="18.35cm">
          <text:p text:style-name="P2">expérience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5cm" svg:height="0.5cm" svg:x="15.3cm" svg:y="6.55cm">
          <text:p text:style-name="P2">Statu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1.35cm" svg:x="15.2cm" svg:y="19.85cm">
          <text:p text:style-name="P2">frequenc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1.35cm" svg:x="15.3cm" svg:y="22.55cm">
          <text:p text:style-name="P2">Smarthom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5cm" svg:height="0.5cm" svg:x="5.9cm" svg:y="5.75cm">
          <text:p text:style-name="P2">Compét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25cm" svg:height="2.5cm" svg:x="1.5cm" svg:y="7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2.25cm" svg:height="2.5cm" svg:x="1.5cm" svg:y="7.25cm">
          <text:p text:style-name="P2">Compétence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5cm" svg:height="0.5cm" svg:x="1.8cm" svg:y="13.05cm">
          <text:p text:style-name="P2">2022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5cm" svg:height="0.5cm" svg:x="6cm" svg:y="10.55cm">
          <text:p text:style-name="P2">Formation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5cm" svg:height="0.5cm" svg:x="1.8cm" svg:y="14.35cm">
          <text:p text:style-name="P2">2019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5cm" svg:height="0.5cm" svg:x="1.8cm" svg:y="15.75cm">
          <text:p text:style-name="P2">2018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5cm" svg:height="0.5cm" svg:x="1.8cm" svg:y="17.25cm">
          <text:p text:style-name="P2">2017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25cm" svg:height="0.5cm" svg:x="1.2cm" svg:y="4.75cm">
          <text:p text:style-name="P2">Portfolio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25cm" svg:height="0.5cm" svg:x="5.8cm" svg:y="4.75cm">
          <text:p text:style-name="P2">bouton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25cm" svg:height="0.5cm" svg:x="10.4cm" svg:y="4.75cm">
          <text:p text:style-name="P2">cv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75cm" svg:y1="16.75cm" svg:x2="20cm" svg:y2="16.75cm">
          <text:p/>
        </draw:line>
        <draw:custom-shape draw:style-name="gr4" draw:text-style-name="P3" draw:layer="layout" svg:width="4.25cm" svg:height="0.5cm" svg:x="15.3cm" svg:y="10.55cm">
          <text:p text:style-name="P2">A propos de moi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25cm" svg:height="3.25cm" svg:x="15.3cm" svg:y="11.75cm">
          <text:p text:style-name="P2">Bla bl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1T10:56:16.473592191</meta:creation-date>
    <dc:date>2022-02-11T11:38:43.602507987</dc:date>
    <meta:editing-duration>PT11M55S</meta:editing-duration>
    <meta:editing-cycles>2</meta:editing-cycles>
    <meta:generator>LibreOffice/7.2.5.2.0$Linux_X86_64 LibreOffice_project/711f8d38e9451cd2fd39b6963d2a3fc166f04cb1</meta:generator>
    <meta:document-statistic meta:object-count="32"/>
  </office:meta>
</office:document-meta>
</file>